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f53511">
      <style:text-properties fo:background-color="#FFF000"/>
    </style:style>
    <style:style style:family="text" style:name="ae552d5">
      <style:text-properties fo:background-color="#FFF000" fo:color="#C00000"/>
    </style:style>
    <style:style style:family="text" style:name="a24ee58">
      <style:text-properties fo:background-color="#FFF000"/>
    </style:style>
  </office:automatic-styles>
  <office:body>
    <office:text>
      <text:p text:style-name="Standard"><text:span text:style-name="a24ee58">ab</text:span><text:span text:style-name="ae552d5">c</text:span><text:span text:style-name="af53511">def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000080" fo:language="zxx" style:text-underline-style="solid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7</dc:date>
    <meta:editing-cycles>2</meta:editing-cycles>
    <meta:editing-duration>PT0.011S</meta:editing-duration>
  </office:meta>
</office:document-meta>
</file>